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7244in" svg:height="9.5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ct2" text:anchor-type="paragraph" svg:x="-0.0154in" svg:y="0.1535in" svg:width="6.839in" svg:height="8.172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4:31.423417098</meta:creation-date>
    <dc:date>2018-03-12T16:40:06.526186144</dc:date>
    <meta:editing-duration>PT14M3S</meta:editing-duration>
    <meta:editing-cycles>6</meta:editing-cycles>
    <meta:generator>LibreOffice/6.0.1.1$Linux_X86_64 LibreOffice_project/00m0$Build-1</meta:generator>
    <meta:print-date>2018-03-12T16:38:53.791350003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yflex_f401_all.bom.tsv <text:s/>rev 0.5</text:p>
          </table:table-cell>
          <table:table-cell/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</table:table-row>
        <table:table-row table:style-name="ro1">
          <table:table-cell office:value-type="string" calcext:value-type="string">
            <text:p>BC817W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</table:table-row>
        <table:table-row table:style-name="ro1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6:35:16.808657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MLZ2012N100LT000</text:p>
          </table:table-cell>
          <table:table-cell table:style-name="ce1" office:value-type="string" calcext:value-type="string">
            <text:p>10uH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table:number-columns-repeated="102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6:35:40.499366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